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end" style:justify-single-word="false" style:writing-mode="rl-tb"/>
    </style:style>
    <style:style style:name="P2" style:family="paragraph" style:parent-style-name="Standard">
      <style:paragraph-properties fo:text-align="center" style:justify-single-word="false"/>
      <style:text-properties officeooo:rsid="0009f265" officeooo:paragraph-rsid="0009f265"/>
    </style:style>
    <style:style style:name="P3" style:family="paragraph" style:parent-style-name="Standard">
      <style:paragraph-properties fo:text-align="center" style:justify-single-word="false" style:writing-mode="rl-tb"/>
      <style:text-properties officeooo:rsid="00071a26" officeooo:paragraph-rsid="00071a26"/>
    </style:style>
    <style:style style:name="P4" style:family="paragraph" style:parent-style-name="Standard">
      <style:paragraph-properties fo:text-align="end" style:justify-single-word="false" style:writing-mode="rl-tb"/>
      <style:text-properties officeooo:rsid="00071a26" officeooo:paragraph-rsid="00071a26"/>
    </style:style>
    <style:style style:name="P5" style:family="paragraph" style:parent-style-name="Standard">
      <style:paragraph-properties fo:text-align="end" style:justify-single-word="false" style:writing-mode="rl-tb"/>
      <style:text-properties officeooo:rsid="0009f265" officeooo:paragraph-rsid="0009f265"/>
    </style:style>
    <style:style style:name="P6" style:family="paragraph" style:parent-style-name="Title">
      <style:paragraph-properties style:writing-mode="rl-tb"/>
      <style:text-properties fo:font-size="20pt" style:font-size-asian="20pt" style:font-size-complex="20pt"/>
    </style:style>
    <style:style style:name="T1" style:family="text">
      <style:text-properties officeooo:rsid="0008a7a6"/>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a54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آزمایشگاه اول : Cross Scripting Attack</text:p>
      <text:p text:style-name="P3"/>
      <text:p text:style-name="P3"/>
      <text:p text:style-name="P3"/>
      <text:h text:style-name="P1" text:outline-level="2">هدف:</text:h>
      <text:p text:style-name="P4">در این آزمایشگاه قرار است با vulnerability XSS آشنا شویم، این یک حفره متداول در وب آ<text:span text:style-name="T1">پلیکیشن ها است و باعث می‌شود بتوانیم به کمک سرور کد های جاواسکریپت مخرب خودمان را، به نحوی بر روی مرورگر هایی که قسمت خاصی از سایت را مشاهده می‌کنند اجرا کنیم و از قدرت جاواسکریپت برای برآورد اهدافمان استفاده کنیم. در این آزمایشگاه یک وپ اپلیکیشن open source که برای شبکه‌های اجتماعی استفاده می‌شود را عمداً دست کاری کرده‌ایم تا به XSS آلوده شود.حال شما بایستی یک worm JavaScript ای که از این حفره استفاده می‌کند بنویسید و نهایتاً کاری کنید که هرکس که پروفایل شما (samy) را در این شبکه اجتماعی می‌بیند اولاً به این worm آلوده شود و ثانیاً شما را به لیست دوستان خود اضافه کند. چنین worm ای تنها می‌تواند کسانی که پروفایل شما را می‌بینند را تحت شعاع قرار دهد. در حالی که باید worm را به گونه‌ای بنویسید که هر کس که پروفایل فردی آلوده را دید نیز به worm آلوده شود و از این طریق تعداد آلوده شدگان به worm به صورت نمایی زیاد شود.</text:span></text:p>
      <text:p text:style-name="P4"/>
      <text:p text:style-name="P5">برای setup وب اپلیکیشن مراحل زیر را در VM که در اختیار دارید انجام دهید:</text:p>
      <text:p text:style-name="P5">* به فایل <text:s/><text:span text:style-name="T4"><text:s/>مقادیر زیر را اضافه کنید:</text:span></text:p>
      <text:p text:style-name="P5"/>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3T17:30:58.109915800</meta:creation-date>
    <dc:date>2021-08-23T17:57:23.490107820</dc:date>
    <meta:editing-duration>PT15M54S</meta:editing-duration>
    <meta:editing-cycles>3</meta:editing-cycles>
    <meta:generator>LibreOffice/7.1.5.2$Linux_X86_64 LibreOffice_project/10$Build-2</meta:generator>
    <meta:document-statistic meta:table-count="0" meta:image-count="0" meta:object-count="0" meta:page-count="1" meta:paragraph-count="5" meta:word-count="209" meta:character-count="1045" meta:non-whitespace-character-count="839"/>
  </office:meta>
</office:document-meta>
</file>